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76cm" style:rel-column-width="431*"/>
    </style:style>
    <style:style style:name="Tabelle1.B" style:family="table-column">
      <style:table-column-properties style:column-width="10.966cm" style:rel-column-width="6217*"/>
    </style:style>
    <style:style style:name="Tabelle1.C" style:family="table-column">
      <style:table-column-properties style:column-width="5.863cm" style:rel-column-width="332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1bb6f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1bb6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1bb6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officeooo:paragraph-rsid="0001bb6f"/>
    </style:style>
    <style:style style:name="P5" style:family="paragraph" style:parent-style-name="Standard">
      <style:paragraph-properties fo:text-align="end" style:justify-single-word="false"/>
      <style:text-properties fo:color="#ff0000" style:font-name="Times New Roman" fo:font-size="12pt" officeooo:paragraph-rsid="0001bb6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ff0000" style:font-name="Times New Roman" fo:font-size="12pt" officeooo:paragraph-rsid="0001bb6f" style:font-size-asian="12pt" style:font-size-complex="12pt"/>
    </style:style>
    <style:style style:name="P7" style:family="paragraph" style:parent-style-name="Standard">
      <style:text-properties fo:color="#ff0000" style:font-name="Times New Roman" officeooo:paragraph-rsid="0001bb6f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officeooo:paragraph-rsid="0001bb6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01bb6f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2pt" officeooo:paragraph-rsid="0001bb6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3pt" officeooo:paragraph-rsid="0001bb6f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paragraph-rsid="0001bb6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035706" officeooo:paragraph-rsid="00035706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1bb6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1bb6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paragraph-rsid="0001bb6f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/>
    </style:style>
    <style:style style:name="T3" style:family="text">
      <style:text-properties fo:color="#ff0000" style:font-name="Times New Roman" fo:font-size="12pt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009d9f" style:font-size-asian="12pt" style:font-size-complex="12pt"/>
    </style:style>
    <style:style style:name="T9" style:family="text">
      <style:text-properties style:font-name="Times New Roman" fo:font-size="12pt" officeooo:rsid="0001bb6f" style:font-size-asian="12pt" style:font-size-complex="12pt"/>
    </style:style>
    <style:style style:name="T10" style:family="text">
      <style:text-properties style:font-name="Times New Roman" officeooo:rsid="0001bb6f"/>
    </style:style>
    <style:style style:name="T11" style:family="text">
      <style:text-properties style:font-name="Times New Roman" officeooo:rsid="00009d9f"/>
    </style:style>
    <style:style style:name="T12" style:family="text">
      <style:text-properties style:font-name="Times New Roman" officeooo:rsid="00044163"/>
    </style:style>
    <style:style style:name="T13" style:family="text">
      <style:text-properties officeooo:rsid="00009d9f"/>
    </style:style>
    <style:style style:name="T14" style:family="text">
      <style:text-properties officeooo:rsid="0002ee16"/>
    </style:style>
    <style:style style:name="T15" style:family="text">
      <style:text-properties officeooo:rsid="000484d3"/>
    </style:style>
    <style:style style:name="T16" style:family="text">
      <style:text-properties fo:color="#c9211e" style:font-name="Times New Roman" fo:font-size="12pt" officeooo:rsid="0008085c" style:font-size-asian="12pt" style:font-size-complex="12pt"/>
    </style:style>
    <style:style style:name="T17" style:family="text">
      <style:text-properties fo:color="#000000"/>
    </style:style>
    <style:style style:name="T18" style:family="text">
      <style:text-properties fo:color="#000000" officeooo:rsid="00009d9f"/>
    </style:style>
    <style:style style:name="T19" style:family="text">
      <style:text-properties fo:color="#000000" style:font-name="Times New Roman" fo:font-size="12pt" style:font-size-asian="12pt" style:font-size-complex="12pt"/>
    </style:style>
    <style:style style:name="T20" style:family="text">
      <style:text-properties fo:color="#000000" style:font-name="Times New Roman" fo:font-size="12pt" officeooo:rsid="00009d9f" style:font-size-asian="12pt" style:font-size-complex="12pt"/>
    </style:style>
    <style:style style:name="T21" style:family="text">
      <style:text-properties officeooo:rsid="0003570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orname Name</text:p>
      <text:p text:style-name="P7">Straße XX</text:p>
      <text:p text:style-name="P7">XXXXX Stadt</text:p>
      <text:p text:style-name="P4">Versichertennummer <text:span text:style-name="T1">XXXXXXXX</text:span></text:p>
      <text:p text:style-name="P2"/>
      <text:p text:style-name="P2"><text:span text:style-name="T1">Stadt</text:span>, den <text:span text:style-name="T1">TT.MM.JJJJ</text:span></text:p>
      <text:p text:style-name="P2"/>
      <text:p text:style-name="P8">Name Krankenkasse</text:p>
      <text:p text:style-name="P5"><text:span text:style-name="T4">Straße XX</text:span><text:line-break/>XXXXX Stadt</text:p>
      <text:p text:style-name="P5"/>
      <text:p text:style-name="P11"><text:span text:style-name="T10">A</text:span><text:span text:style-name="T6">ntrag auf Kostenübernahme meiner </text:span><text:span text:style-name="T11">phonochirurgischen Stimmerhöhung </text:span><text:span text:style-name="T12">im Ausnahmefall</text:span></text:p>
      <text:p text:style-name="P1"/>
      <text:p text:style-name="P1">Sehr geehrte Damen und Herren,</text:p>
      <text:p text:style-name="P1"/>
      <text:p text:style-name="P1">Ich freue mich immens, Ihnen endlich diesen Antrag stellen zu können.</text:p>
      <text:p text:style-name="P9"><text:span text:style-name="T7">Hiermit beantrage ich eine Kostenübernahme meiner </text:span><text:span text:style-name="T8">phonochirurgischen Stimmerhöhung</text:span><text:span text:style-name="T7"> (die Bezeichnung wurde den aktuellen MDK-Richtlinien entnommen) in der </text:span><text:span text:style-name="T3">KLINIK</text:span><text:span text:style-name="T7">. Die vom MDK vorgesehenen Fristen (1,5 Jahre Therapie, 6 Monate Hormonbehandlung und 1,5 Jahre Alltagstest) </text:span><text:span text:style-name="T9">erfülle ich noch nicht, jedoch weisen die MDK-Richtlinien explizit darauf hin, dass “in Ausnahmefällen […] eine phonochirurgische Stimmerhöhung vorgezogen möglich [ist], um die Alltagserprobung zu erleichtern”.</text:span></text:p>
      <text:p text:style-name="P1"/>
      <text:p text:style-name="P1"/>
      <text:p text:style-name="P10"><text:span text:style-name="T6">Falls Sie weitere Informationen benötigen bzw. Fragen zu den mitgeschickten Unterlagen haben, so erreichen Sie mich tagsüber telefonisch unter </text:span><text:span text:style-name="T2">Telefonnummer</text:span><text:span text:style-name="T6"> oder per E-Mail unter </text:span><text:span text:style-name="T2">Email@Email.de</text:span></text:p>
      <text:p text:style-name="P1"/>
      <text:p text:style-name="P1">Ich freue mich sehr auf Ihre baldige Antwort.</text:p>
      <text:p text:style-name="P1"/>
      <text:p text:style-name="P1">Mit freundlichen Grüßen,</text:p>
      <text:p text:style-name="P1"/>
      <text:p text:style-name="P1"/>
      <text:p text:style-name="P6">[Vorname, Name]</text:p>
      <text:p text:style-name="P1"/>
      <text:p text:style-name="P1"/>
      <text:p text:style-name="P1"/>
      <text:p text:style-name="P3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Nr.</text:p>
          </table:table-cell>
          <table:table-cell table:style-name="Tabelle1.A1" office:value-type="string">
            <text:p text:style-name="P12">Anlage</text:p>
          </table:table-cell>
          <table:table-cell table:style-name="Tabelle1.C1" office:value-type="string">
            <text:p text:style-name="P1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2">1</text:p>
          </table:table-cell>
          <table:table-cell table:style-name="Tabelle1.B2" office:value-type="string">
            <text:p text:style-name="P12"><text:span text:style-name="T5">Begutachtungsrichtlinie für Geschlechtsangleichende Maßnahmen bei Transsexualität des GKV-Spitzenverbandes zur Sicherung einer einheitlichen Begutachtung nach § 282 Absatz 2, Satz 3 SGB V</text:span> <text:s/><text:span text:style-name="T14">Seiten 29f</text:span></text:p>
          </table:table-cell>
          <table:table-cell table:style-name="Tabelle1.C2" office:value-type="string">
            <text:p text:style-name="P12">Auflistung der für die Bewilligung <text:span text:style-name="T15">einer</text:span> <text:span text:style-name="T13">phonochirurgischen Stimmerhöhung</text:span> nahegelegten Bedingungen.</text:p>
          </table:table-cell>
        </table:table-row>
        <table:table-row>
          <table:table-cell table:style-name="Tabelle1.A2" office:value-type="float" office:value="2">
            <text:p text:style-name="P13">2</text:p>
          </table:table-cell>
          <table:table-cell table:style-name="Tabelle1.B3" office:value-type="string">
            <text:p text:style-name="P13">HNO-ärztliche sozialmedizinische Begutachtung</text:p>
          </table:table-cell>
          <table:table-cell table:style-name="Tabelle1.C3" office:value-type="string">
            <text:p text:style-name="P13">Legt dar, dass eine phonochirurgische Stimmerhöhung dringend <text:soft-page-break/>vorgezogen werden muss.</text:p>
          </table:table-cell>
        </table:table-row>
        <table:table-row>
          <table:table-cell table:style-name="Tabelle1.A19" table:number-rows-spanned="2" office:value-type="string">
            <text:p text:style-name="P13">3</text:p>
          </table:table-cell>
          <table:table-cell table:style-name="Tabelle1.B4" table:number-rows-spanned="2" office:value-type="string">
            <text:p text:style-name="P12">Gutachten von <text:span text:style-name="T1">Name von Gutachter 1</text:span></text:p>
          </table:table-cell>
          <table:table-cell table:style-name="Tabelle1.C4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5" office:value-type="string">
            <text:p text:style-name="P12">Der psychische Befund auf Seite <text:span text:style-name="T1">X</text:span> schließt mögliche Komorditäten aus.</text:p>
          </table:table-cell>
        </table:table-row>
        <table:table-row>
          <table:table-cell table:style-name="Tabelle1.A19" table:number-rows-spanned="2" office:value-type="string">
            <text:p text:style-name="P13">4</text:p>
          </table:table-cell>
          <table:table-cell table:style-name="Tabelle1.B6" table:number-rows-spanned="2" office:value-type="string">
            <text:p text:style-name="P12">Gutachten von <text:span text:style-name="T1">Name von Gutachter 2</text:span></text:p>
          </table:table-cell>
          <table:table-cell table:style-name="Tabelle1.C6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7" office:value-type="string">
            <text:p text:style-name="P12">Der psychische Befund auf Seite <text:span text:style-name="T1">X</text:span> schließt mögliche Komorditäten aus.</text:p>
          </table:table-cell>
        </table:table-row>
        <table:table-row>
          <table:table-cell table:style-name="Tabelle1.A19" table:number-rows-spanned="3" office:value-type="string">
            <text:p text:style-name="P13">5</text:p>
          </table:table-cell>
          <table:table-cell table:style-name="Tabelle1.B8" table:number-rows-spanned="3" office:value-type="string">
            <text:p text:style-name="P12">Bescheinigung der Therapiezeit bei <text:span text:style-name="T1">Name des Therapeuten</text:span></text:p>
          </table:table-cell>
          <table:table-cell table:style-name="Tabelle1.C8" office:value-type="string">
            <text:p text:style-name="P12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12">Enthält Beschreibung der Therapiezeit.</text:p>
          </table:table-cell>
        </table:table-row>
        <table:table-row>
          <table:covered-table-cell/>
          <table:covered-table-cell/>
          <table:table-cell table:style-name="Tabelle1.C10" office:value-type="string">
            <text:p text:style-name="P12">Daraus folgender Beweis, dass die Geschlechterrolle im Alltagstest, dessen Beginn im Gutachten von <text:span text:style-name="T1">Name des Therapeuten</text:span> geschildert wird, 18 Monate lang erprobt wurde.</text:p>
            <text:p text:style-name="P12"/>
            <text:p text:style-name="P14">[Falls Gutachter=Therapeut]</text:p>
          </table:table-cell>
        </table:table-row>
        <table:table-row>
          <table:table-cell table:style-name="Tabelle1.A19" table:number-rows-spanned="2" office:value-type="string">
            <text:p text:style-name="P13">6</text:p>
          </table:table-cell>
          <table:table-cell table:style-name="Tabelle1.B11" table:number-rows-spanned="2" office:value-type="string">
            <text:p text:style-name="P12">Gerichtlicher Beschluss der Vornamens- und Personenstandsänderung nach §1 und §8 TSG</text:p>
          </table:table-cell>
          <table:table-cell table:style-name="Tabelle1.C11" office:value-type="string">
            <text:p text:style-name="P12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2" office:value-type="string">
            <text:p text:style-name="P12">Das Protokoll der Sitzung des Amtsgerichts enthält erneut die Aussage, dass ich seit über 18 Monaten als Frau lebe, eine weitere Bestätigung des Alltagstests von über 18 Monaten.</text:p>
            <text:p text:style-name="P12"/>
            <text:p text:style-name="P14">[Falls die Frage vor Gericht gestellt wurde]</text:p>
          </table:table-cell>
        </table:table-row>
        <text:soft-page-break/>
        <table:table-row>
          <table:table-cell table:style-name="Tabelle1.A15" table:number-rows-spanned="3" office:value-type="string">
            <text:p text:style-name="P13">7</text:p>
          </table:table-cell>
          <table:table-cell table:style-name="Tabelle1.B13" table:number-rows-spanned="3" office:value-type="string">
            <text:p text:style-name="P15">Urologisch-endokrinoligischer Bericht der <text:span text:style-name="T1">Praxis</text:span> von <text:span text:style-name="T1">TT.MM.JJJJ</text:span></text:p>
          </table:table-cell>
          <table:table-cell table:style-name="Tabelle1.C13" office:value-type="string">
            <text:p text:style-name="P12">Schließt Intersexualität aus.</text:p>
            <text:p text:style-name="P12"/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6"><text:span text:style-name="T7">Bestätigt Hormonersatztherapie von </text:span><text:span text:style-name="T16">XX</text:span><text:span text:style-name="T7"> Monaten und deren feminisierende Wirkung.</text:span></text:p>
          </table:table-cell>
        </table:table-row>
        <table:table-row>
          <table:covered-table-cell/>
          <table:covered-table-cell/>
          <table:table-cell table:style-name="Tabelle1.C15" office:value-type="string">
            <text:p text:style-name="P14">Bestätigt 2 Jahre des Lebens in der weiblichen Geschlechtsrolle.</text:p>
            <text:p text:style-name="P14">[Falls erwähnt]</text:p>
          </table:table-cell>
        </table:table-row>
        <table:table-row>
          <table:table-cell table:style-name="Tabelle1.A19" table:number-rows-spanned="4" office:value-type="string">
            <text:p text:style-name="P13">8</text:p>
          </table:table-cell>
          <table:table-cell table:style-name="Tabelle1.B16" table:number-rows-spanned="4" office:value-type="string">
            <text:p text:style-name="P15">Indikationsschreiben für <text:span text:style-name="T13">phonochirurgische Stimmerhöhung</text:span> von <text:span text:style-name="T1">Name des Therapeuten</text:span></text:p>
            <text:p text:style-name="P15"/>
            <text:p text:style-name="P14">[„Dr. med.“ erhöht Erfolgschancen!]</text:p>
          </table:table-cell>
          <table:table-cell table:style-name="Tabelle1.C16" office:value-type="string">
            <text:p text:style-name="P15">Indiziert medizinische Notwendigkeit des operativen Eingriffs.</text:p>
          </table:table-cell>
        </table:table-row>
        <table:table-row>
          <table:covered-table-cell/>
          <table:covered-table-cell/>
          <table:table-cell table:style-name="Tabelle1.C17" office:value-type="string">
            <text:p text:style-name="P14">Enthält Kurzbericht über Therapie und Lebenslauf.</text:p>
            <text:p text:style-name="P14"/>
            <text:p text:style-name="P14">[Falls erwähnt]</text:p>
          </table:table-cell>
        </table:table-row>
        <table:table-row>
          <table:covered-table-cell/>
          <table:covered-table-cell/>
          <table:table-cell table:style-name="Tabelle1.C18" office:value-type="string">
            <text:p text:style-name="P14">Bestätigt Diagnose der Geschlechtsdysphorie.</text:p>
            <text:p text:style-name="P14"/>
            <text:p text:style-name="P14">[Falls erwähnt]</text:p>
          </table:table-cell>
        </table:table-row>
        <table:table-row>
          <table:covered-table-cell/>
          <table:covered-table-cell/>
          <table:table-cell table:style-name="Tabelle1.C19" office:value-type="string">
            <text:p text:style-name="P15">Enthält einen Ausschluss von Komorbiditäten.</text:p>
          </table:table-cell>
        </table:table-row>
        <table:table-row>
          <table:table-cell table:style-name="Tabelle1.A2" table:number-rows-spanned="2" office:value-type="float" office:value="9">
            <text:p text:style-name="P13">9</text:p>
          </table:table-cell>
          <table:table-cell table:style-name="Tabelle1.B20" table:number-rows-spanned="2" office:value-type="string">
            <text:p text:style-name="P12">Chirurgischer Bericht von <text:span text:style-name="T1">Name Chirurg*in</text:span> vom <text:span text:style-name="T1">TT.MM.JJJJ</text:span></text:p>
          </table:table-cell>
          <table:table-cell table:style-name="Tabelle1.C20" office:value-type="string">
            <text:p text:style-name="P12">Seite <text:span text:style-name="T1">X</text:span> enthält eine positive Prognose für die geplante <text:s/><text:span text:style-name="T17"><text:s/></text:span><text:span text:style-name="T18">phonochirurgische Stimmerhöhung</text:span></text:p>
          </table:table-cell>
        </table:table-row>
        <table:table-row>
          <table:covered-table-cell/>
          <table:covered-table-cell/>
          <table:table-cell table:style-name="Tabelle1.C21" office:value-type="string">
            <text:p text:style-name="P12">Seite <text:span text:style-name="T1">X</text:span> enthält eine Erklärung, dass ich über alle Aspekte der Operation, inklusive der Risiken, aufgeklärt wurde und diese Aufklärung auch verstanden habe.</text:p>
          </table:table-cell>
        </table:table-row>
        <table:table-row>
          <table:table-cell table:style-name="Tabelle1.A2" office:value-type="float" office:value="10">
            <text:p text:style-name="P13">10</text:p>
          </table:table-cell>
          <table:table-cell table:style-name="Tabelle1.B22" office:value-type="string">
            <text:p text:style-name="P12">Tab<text:span text:style-name="T17">ellarischer transsexueller Lebenslauf auf Stand vom </text:span><text:span text:style-name="T1">TT.MM.JJJ</text:span></text:p>
            <text:p text:style-name="P14"/>
            <text:p text:style-name="P14">[Falls schon vorhanden]</text:p>
          </table:table-cell>
          <table:table-cell table:style-name="Tabelle1.C22" office:value-type="string">
            <text:p text:style-name="P12">Verdeutlicht (geschlechtsdysphorischen) krankheitswertigen Leidensdruck.</text:p>
          </table:table-cell>
        </table:table-row>
        <table:table-row>
          <table:table-cell table:style-name="Tabelle1.A2" office:value-type="float" office:value="11">
            <text:p text:style-name="P12">1<text:span text:style-name="T21">1</text:span></text:p>
          </table:table-cell>
          <table:table-cell table:style-name="Tabelle1.B23" office:value-type="string">
            <text:p text:style-name="P12">Ausgeschriebener transsexueller Lebenslauf auf Stan<text:span text:style-name="T17">d vom </text:span><text:span text:style-name="T1">TT.MM.JJJJ</text:span></text:p>
            <text:p text:style-name="P14"/>
            <text:p text:style-name="P14">[Falls schon vorhanden]</text:p>
          </table:table-cell>
          <table:table-cell table:style-name="Tabelle1.C23" office:value-type="string">
            <text:p text:style-name="P12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2">
            <text:p text:style-name="P12">1<text:span text:style-name="T21">2</text:span></text:p>
          </table:table-cell>
          <table:table-cell table:style-name="Tabelle1.B24" table:number-rows-spanned="3" office:value-type="string">
            <text:p text:style-name="P12">Motivationsschreiben</text:p>
            <text:p text:style-name="P12"/>
            <text:p text:style-name="P14">[Falls emotional möglich, dieses Schreiben kann sehr belasten]</text:p>
          </table:table-cell>
          <table:table-cell table:style-name="Tabelle1.C24" office:value-type="string">
            <text:p text:style-name="P15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5" office:value-type="string">
            <text:p text:style-name="P15">Beschreibt bisherige medizinische Maßnahmen und <text:soft-page-break/>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6" office:value-type="string">
            <text:p text:style-name="P16"><text:span text:style-name="T19">Verdeutlicht (geschlechtsdysphorischen) krankheitswertigen Leidensdruck, zeigt meine Beziehung zu dem zu operierenden </text:span><text:span text:style-name="T20">Stimmapparats</text:span><text:span text:style-name="T19"> auf.</text:span></text:p>
          </table:table-cell>
        </table:table-row>
        <table:table-row>
          <table:table-cell table:style-name="Tabelle1.A2" office:value-type="float" office:value="13">
            <text:p text:style-name="P12">1<text:span text:style-name="T21">3</text:span></text:p>
          </table:table-cell>
          <table:table-cell table:style-name="Tabelle1.B27" office:value-type="string">
            <text:p text:style-name="P15">Bescheinigungen der Laserhaarentfernung vom Stand <text:span text:style-name="T1">TT.MM.JJJJ</text:span></text:p>
            <text:p text:style-name="P14"/>
            <text:p text:style-name="P14">[Falls vorhanden]</text:p>
          </table:table-cell>
          <table:table-cell table:style-name="Tabelle1.C27" office:value-type="string">
            <text:p text:style-name="P12">Bedürfnis nach Entfernung des Bartes zeugt von Bindung an das weibliche Geschlecht.</text:p>
          </table:table-cell>
        </table:table-row>
        <table:table-row>
          <table:table-cell table:style-name="Tabelle1.A2" office:value-type="float" office:value="14">
            <text:p text:style-name="P12">1<text:span text:style-name="T21">4</text:span></text:p>
          </table:table-cell>
          <table:table-cell table:style-name="Tabelle1.B28" office:value-type="string">
            <text:p text:style-name="P12">Bescheinigung der logopädischen Behandlung in der Praxis von <text:span text:style-name="T1">Name Logopäde</text:span> vom <text:span text:style-name="T1">TT.MM.JJJJ</text:span> bis zum <text:span text:style-name="T1">TT.MM.JJJJ/heute</text:span></text:p>
            <text:p text:style-name="P14"/>
            <text:p text:style-name="P14">[Falls vorhanden]</text:p>
          </table:table-cell>
          <table:table-cell table:style-name="Tabelle1.C28" office:value-type="string">
            <text:p text:style-name="P12">Bedürfnis nach einer weiblicheren Stimme zeugt von Bindung an das weibliche Geschlecht und von der Dringlichkeit des (geschlechtsdysphorischen) krankheitswertigen Leidensdruck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9T20:32:02.364000000</dc:date>
    <meta:editing-duration>PT5M22S</meta:editing-duration>
    <meta:editing-cycles>4</meta:editing-cycles>
    <meta:document-statistic meta:table-count="1" meta:image-count="0" meta:object-count="0" meta:page-count="4" meta:paragraph-count="88" meta:word-count="597" meta:character-count="4832" meta:non-whitespace-character-count="4320"/>
  </office:meta>
</office:document-meta>
</file>